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cffcc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286cm" svg:height="4.894cm" svg:x="7.5cm" svg:y="21.606cm">
          <text:p text:style-name="P1">Пользовател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1.86cm" svg:x="3.4cm" svg:y="17.34cm">
          <text:p text:style-name="P1">Представлени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63cm" svg:height="1.664cm" svg:x="11.8cm" svg:y="17.5cm">
          <text:p text:style-name="P1">КОНТРОЛЛЕР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964cm" svg:height="3.792cm" svg:x="4.6cm" svg:y="8.8cm">
          <text:p text:style-name="P1">Модель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63cm" svg:height="1.664cm" svg:x="7.429cm" svg:y="5.582cm">
          <text:p text:style-name="P1">База Данных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7cm" svg:height="2.545cm" draw:transform="skewX (0.000349065850398853) rotate (0.785398163397448) translate (6.5cm 20.0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87cm" svg:height="2.545cm" draw:transform="skewX (0.000349065850398853) rotate (2.35619449019234) translate (11.415cm 21.7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154cm" svg:height="0.587cm" svg:x="9.146cm" svg:y="17.9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783cm" svg:height="1.37cm" svg:x="9.974cm" svg:y="7.3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857cm" svg:height="0.858cm" draw:transform="rotate (2.18166156499291) translate (13.706cm 17.14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4.4cm" svg:height="1.8cm" svg:x="5.2cm" svg:y="10.1cm">
          <text:p text:style-name="P1">Репозиторий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cm" svg:height="1.8cm" svg:x="11.7cm" svg:y="10.2cm">
          <text:p text:style-name="P2"><text:span text:style-name="T1">Модель </text:span></text:p>
          <text:p text:style-name="P2"><text:span text:style-name="T1">предметной </text:span></text:p>
          <text:p text:style-name="P2"><text:span text:style-name="T1">области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cm" svg:x="9.8cm" svg:y="10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горь  </meta:initial-creator>
    <meta:creation-date>2015-05-19T21:45:04.138073154</meta:creation-date>
    <dc:date>2015-05-19T21:49:00.895653970</dc:date>
    <dc:creator>Игорь  </dc:creator>
    <meta:editing-duration>P0D</meta:editing-duration>
    <meta:editing-cycles>1</meta:editing-cycles>
    <meta:document-statistic meta:object-count="13"/>
    <meta:generator>LibreOffice/4.2.7.2$Linux_x86 LibreOffice_project/420m0$Build-2</meta:generator>
  </office:meta>
</office:document-meta>
</file>